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</style:style>
    <style:style style:name="T313" style:parent-style-name="Fonteparág.padrão" style:family="text"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AA160376600BR</text:p>
        </text:list-item>
        <text:list-item>
          <text:p text:style-name="P305">AA159670547BR</text:p>
        </text:list-item>
        <text:list-item>
          <text:p text:style-name="P306">AK187684480BR</text:p>
        </text:list-item>
        <text:list-item>
          <text:p text:style-name="P307">AK186899232BR</text:p>
        </text:list-item>
        <text:list-item>
          <text:p text:style-name="P308">AK187388703BR</text:p>
        </text:list-item>
        <text:list-item>
          <text:p text:style-name="P309">AK189409255BR</text:p>
        </text:list-item>
        <text:list-item>
          <text:p text:style-name="P310">AK186761256BR</text:p>
        </text:list-item>
        <text:list-item>
          <text:p text:style-name="P311">AA160517951BR</text:p>
        </text:list-item>
        <text:list-item>
          <text:p text:style-name="P312"><text:span text:style-name="T313">AA159611950B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0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15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8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6" style:parent-style-name="LO-Normal" style:family="paragraph">
      <style:paragraph-properties fo:margin-bottom="0in"/>
    </style:style>
    <style:style style:name="T16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1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7" style:family="table-row">
      <style:table-row-properties style:row-height="0.0694in" style:use-optimal-row-height="false"/>
    </style:style>
    <style:style style:name="TableCell1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79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1576in" style:use-optimal-row-height="false"/>
    </style:style>
    <style:style style:name="TableCell18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paragraph-properties fo:text-align="center" fo:margin-bottom="0in"/>
    </style:style>
    <style:style style:name="T18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4" style:family="table-row">
      <style:table-row-properties style:row-height="0.1576in" style:use-optimal-row-height="false"/>
    </style:style>
    <style:style style:name="TableCell185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LO-Normal" style:family="paragraph">
      <style:paragraph-properties fo:text-align="center" fo:margin-bottom="0in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0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5" style:family="table-row">
      <style:table-row-properties style:row-height="0.1965in" style:use-optimal-row-height="false"/>
    </style:style>
    <style:style style:name="TableCell19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7" style:parent-style-name="LO-Normal" style:family="paragraph">
      <style:paragraph-properties fo:margin-bottom="0in"/>
    </style:style>
    <style:style style:name="TableCell198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ableRow200" style:family="table-row">
      <style:table-row-properties style:min-row-height="0.1965in" style:use-optimal-row-height="false"/>
    </style:style>
    <style:style style:name="TableCell201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text-align="center" fo:margin-bottom="0in"/>
    </style:style>
    <style:style style:name="P205" style:parent-style-name="LO-Normal" style:family="paragraph">
      <style:paragraph-properties fo:margin-bottom="0in" fo:margin-right="-1.1812in"/>
    </style:style>
    <style:style style:name="T206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8" style:family="table-column">
      <style:table-column-properties style:column-width="0.0527in" style:use-optimal-column-width="false"/>
    </style:style>
    <style:style style:name="TableColumn209" style:family="table-column">
      <style:table-column-properties style:column-width="0.1972in" style:use-optimal-column-width="false"/>
    </style:style>
    <style:style style:name="TableColumn210" style:family="table-column">
      <style:table-column-properties style:column-width="0.8861in" style:use-optimal-column-width="false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437in" style:use-optimal-column-width="false"/>
    </style:style>
    <style:style style:name="TableColumn213" style:family="table-column">
      <style:table-column-properties style:column-width="0.2423in" style:use-optimal-column-width="false"/>
    </style:style>
    <style:style style:name="TableColumn214" style:family="table-column">
      <style:table-column-properties style:column-width="0.0986in" style:use-optimal-column-width="false"/>
    </style:style>
    <style:style style:name="TableColumn215" style:family="table-column">
      <style:table-column-properties style:column-width="0.4895in" style:use-optimal-column-width="false"/>
    </style:style>
    <style:style style:name="TableColumn216" style:family="table-column">
      <style:table-column-properties style:column-width="0.0187in" style:use-optimal-column-width="false"/>
    </style:style>
    <style:style style:name="TableColumn217" style:family="table-column">
      <style:table-column-properties style:column-width="0.0895in" style:use-optimal-column-width="false"/>
    </style:style>
    <style:style style:name="TableColumn218" style:family="table-column">
      <style:table-column-properties style:column-width="0.1361in" style:use-optimal-column-width="false"/>
    </style:style>
    <style:style style:name="TableColumn219" style:family="table-column">
      <style:table-column-properties style:column-width="0.0611in" style:use-optimal-column-width="false"/>
    </style:style>
    <style:style style:name="TableColumn220" style:family="table-column">
      <style:table-column-properties style:column-width="0.2951in" style:use-optimal-column-width="false"/>
    </style:style>
    <style:style style:name="TableColumn221" style:family="table-column">
      <style:table-column-properties style:column-width="1.0756in" style:use-optimal-column-width="false"/>
    </style:style>
    <style:style style:name="TableColumn222" style:family="table-column">
      <style:table-column-properties style:column-width="0.1965in" style:use-optimal-column-width="false"/>
    </style:style>
    <style:style style:name="TableColumn223" style:family="table-column">
      <style:table-column-properties style:column-width="0.1201in" style:use-optimal-column-width="false"/>
    </style:style>
    <style:style style:name="TableColumn224" style:family="table-column">
      <style:table-column-properties style:column-width="0.1826in" style:use-optimal-column-width="false"/>
    </style:style>
    <style:style style:name="TableColumn225" style:family="table-column">
      <style:table-column-properties style:column-width="0.5465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972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Column229" style:family="table-column">
      <style:table-column-properties style:column-width="1.3923in" style:use-optimal-column-width="false"/>
    </style:style>
    <style:style style:name="TableColumn230" style:family="table-column">
      <style:table-column-properties style:column-width="0.1826in" style:use-optimal-column-width="false"/>
    </style:style>
    <style:style style:name="TableColumn231" style:family="table-column">
      <style:table-column-properties style:column-width="0.8333in" style:use-optimal-column-width="false"/>
    </style:style>
    <style:style style:name="Table207" style:family="table">
      <style:table-properties style:width="7.8756in" fo:margin-left="0in" table:align="center"/>
    </style:style>
    <style:style style:name="TableRow232" style:family="table-row">
      <style:table-row-properties style:min-row-height="0.1965in" style:use-optimal-row-height="fal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LO-Normal" style:family="paragraph">
      <style:paragraph-properties fo:text-align="center" fo:margin-bottom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Row263" style:family="table-row">
      <style:table-row-properties style:row-height="0.3097in" style:use-optimal-row-height="false"/>
    </style:style>
    <style:style style:name="TableCell26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5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text-align="center" fo:margin-bottom="0in"/>
    </style:style>
    <style:style style:name="TableCell2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275" style:parent-style-name="Fonteparág.padrão" style:family="text">
      <style:text-properties fo:font-size="8pt" style:font-size-asian="8pt" style:font-size-complex="9pt"/>
    </style:style>
    <style:style style:name="TableCell2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ableCell2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280" style:parent-style-name="Fonteparág.padrão" style:family="text">
      <style:text-properties fo:font-size="8pt" style:font-size-asian="8pt" style:font-size-complex="9pt"/>
    </style:style>
    <style:style style:name="TableCell2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ableCell28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Row287" style:family="table-row">
      <style:table-row-properties style:row-height="0.1597in" style:use-optimal-row-height="false"/>
    </style:style>
    <style:style style:name="TableCell28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Cell29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59264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24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n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9" table:number-columns-spanned="4">
              <text:p text:style-name="P150"/>
            </table:table-cell>
            <table:covered-table-cell/>
            <table:covered-table-cell/>
            <table:covered-table-cell/>
          </table:table-row>
          <table:table-row table:style-name="TableRow151">
            <table:table-cell table:style-name="TableCell152" table:number-columns-spanned="2">
              <text:p text:style-name="P153"><text:span text:style-name="T154">CIDADE: ARUJÁ</text:span></text:p>
            </table:table-cell>
            <table:covered-table-cell/>
            <table:table-cell table:style-name="TableCell155">
              <text:p text:style-name="P156"><text:span text:style-name="T157">UF: SP</text:span></text:p>
            </table:table-cell>
            <table:covered-table-cell>
              <text:p text:style-name="Normal"/>
            </table:covered-table-cell>
            <table:table-cell table:style-name="TableCell158" table:number-columns-spanned="3">
              <text:p text:style-name="P159"><text:span text:style-name="T160">CIDADE: Itaquaquecetuba</text:span></text:p>
            </table:table-cell>
            <table:covered-table-cell/>
            <table:covered-table-cell/>
            <table:table-cell table:style-name="TableCell161">
              <text:p text:style-name="P162"><text:span text:style-name="T163">UF: <text:s/>SP</text:span></text:p>
            </table:table-cell>
          </table:table-row>
          <table:table-row table:style-name="TableRow164">
            <table:table-cell table:style-name="TableCell165">
              <text:p text:style-name="P166"><text:span text:style-name="T167">CEP: 07401-075</text:span></text:p>
            </table:table-cell>
            <table:table-cell table:style-name="TableCell168" table:number-columns-spanned="2">
              <text:p text:style-name="P169"><text:span text:style-name="T170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1" table:number-columns-spanned="2">
              <text:p text:style-name="P172"><text:span text:style-name="T173">CEP:08589310</text:span></text:p>
            </table:table-cell>
            <table:covered-table-cell/>
            <table:table-cell table:style-name="TableCell174" table:number-columns-spanned="2">
              <text:p text:style-name="P175"><text:span text:style-name="T176">CPF/CNPJ/DOC.ESTRANGEIRO:<text:s/></text:span></text:p>
            </table:table-cell>
            <table:covered-table-cell/>
          </table:table-row>
          <table:table-row table:style-name="TableRow177">
            <table:table-cell table:style-name="TableCell178" table:number-columns-spanned="8">
              <text:p text:style-name="P1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0">
            <table:table-cell table:style-name="TableCell181" table:number-columns-spanned="8">
              <text:p text:style-name="P182"><text:span text:style-name="T183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4">
            <table:table-cell table:style-name="TableCell185" table:number-columns-spanned="5">
              <text:p text:style-name="P186"><text:span text:style-name="T187">RASTREIOS</text:span></text:p>
              <text:p text:style-name="P188"><text:span text:style-name="T189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0" table:number-columns-spanned="3">
              <text:p text:style-name="P191"><text:span text:style-name="T192">DECLARAÇÕES</text:span></text:p>
              <text:p text:style-name="P193"><text:span text:style-name="T194">VALOR</text:span></text:p>
            </table:table-cell>
            <table:covered-table-cell/>
            <table:covered-table-cell/>
          </table:table-row>
          <table:table-row table:style-name="TableRow195">
            <table:table-cell table:style-name="TableCell196" table:number-columns-spanned="5">
              <text:p text:style-name="P197">9 Mercado Livre (3°Carro)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0</text:p>
            </table:table-cell>
            <table:covered-table-cell/>
            <table:covered-table-cell/>
          </table:table-row>
          <table:table-row table:style-name="TableRow200">
            <table:table-cell table:style-name="TableCell201" table:number-columns-spanned="5">
              <text:p text:style-name="P202"/>
            </table:table-cell>
            <table:covered-table-cell/>
            <table:covered-table-cell/>
            <table:covered-table-cell/>
            <table:covered-table-cell/>
            <table:table-cell table:style-name="TableCell203" table:number-columns-spanned="3">
              <text:p text:style-name="P204"/>
            </table:table-cell>
            <table:covered-table-cell/>
            <table:covered-table-cell/>
          </table:table-row>
        </table:table>
        <text:p text:style-name="P205"><text:span text:style-name="T206"><draw:frame draw:z-index="251663360" draw:style-name="a2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7">
          <table:table-columns>
            <table:table-column table:style-name="TableColumn208"/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</table:table-columns>
          <table:table-row table:style-name="TableRow232">
            <table:table-cell table:style-name="TableCell233" table:number-columns-spanned="2">
              <text:p text:style-name="P234"/>
            </table:table-cell>
            <table:covered-table-cell/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 table:number-columns-spanned="4">
              <text:p text:style-name="P242"/>
            </table:table-cell>
            <table:covered-table-cell/>
            <table:covered-table-cell/>
            <table:covered-table-cell/>
            <table:table-cell table:style-name="TableCell243">
              <text:p text:style-name="P244"/>
            </table:table-cell>
            <table:table-cell table:style-name="TableCell245" table:number-columns-spanned="2">
              <text:p text:style-name="P246"/>
            </table:table-cell>
            <table:covered-table-cell/>
            <table:table-cell table:style-name="TableCell247">
              <text:p text:style-name="P248"/>
            </table:table-cell>
            <table:table-cell table:style-name="TableCell249" table:number-columns-spanned="3">
              <text:p text:style-name="P250"/>
            </table:table-cell>
            <table:covered-table-cell/>
            <table:covered-table-cell/>
            <table:table-cell table:style-name="TableCell251">
              <text:p text:style-name="P252"/>
            </table:table-cell>
            <table:table-cell table:style-name="TableCell253" table:number-columns-spanned="3">
              <text:p text:style-name="P254"/>
            </table:table-cell>
            <table:covered-table-cell/>
            <table:covered-table-cell/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  <table:table-row table:style-name="TableRow263">
            <table:table-cell table:style-name="TableCell264">
              <text:p text:style-name="LO-Normal"><text:span text:style-name="T265"><draw:connector draw:type="line" svg:x1="-0.0125in" svg:y1="-0.04514in" svg:x2="7.85208in" svg:y2="-0.04514in" draw:z-index="251664384" draw:id="id1" draw:style-name="a3" draw:name="Conector reto 4" text:anchor-type="paragraph"><svg:title/><svg:desc/></draw:connector></text:span></text:p>
            </table:table-cell>
            <table:table-cell table:style-name="TableCell266" table:number-columns-spanned="5">
              <text:p text:style-name="P267">Arujá</text:p>
            </table:table-cell>
            <table:covered-table-cell/>
            <table:covered-table-cell/>
            <table:covered-table-cell/>
            <table:covered-table-cell/>
            <table:table-cell table:style-name="TableCell268">
              <text:p text:style-name="P269"><text:span text:style-name="T270">,</text:span></text:p>
            </table:table-cell>
            <table:table-cell table:style-name="TableCell271">
              <text:p text:style-name="P272">05</text:p>
            </table:table-cell>
            <table:table-cell table:style-name="TableCell273" table:number-columns-spanned="3">
              <text:p text:style-name="P274"><text:span text:style-name="T275">de</text:span></text:p>
            </table:table-cell>
            <table:covered-table-cell/>
            <table:covered-table-cell/>
            <table:table-cell table:style-name="TableCell276" table:number-columns-spanned="3">
              <text:p text:style-name="P277">Julho</text:p>
            </table:table-cell>
            <table:covered-table-cell/>
            <table:covered-table-cell/>
            <table:table-cell table:style-name="TableCell278">
              <text:p text:style-name="P279"><text:span text:style-name="T280">de</text:span></text:p>
            </table:table-cell>
            <table:table-cell table:style-name="TableCell281" table:number-columns-spanned="3">
              <text:p text:style-name="P282">2024</text:p>
            </table:table-cell>
            <table:covered-table-cell/>
            <table:covered-table-cell/>
            <table:table-cell table:style-name="TableCell283" table:number-rows-spanned="2">
              <text:p text:style-name="P284"/>
            </table:table-cell>
            <table:table-cell table:style-name="TableCell285" table:number-columns-spanned="5">
              <text:p text:style-name="P286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>
              <text:p text:style-name="P289"/>
            </table:table-cell>
            <table:table-cell table:style-name="TableCell290" table:number-columns-spanned="5">
              <text:p text:style-name="P291"/>
            </table:table-cell>
            <table:covered-table-cell/>
            <table:covered-table-cell/>
            <table:covered-table-cell/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  <table:table-cell table:style-name="TableCell296" table:number-columns-spanned="3">
              <text:p text:style-name="P297"/>
            </table:table-cell>
            <table:covered-table-cell/>
            <table:covered-table-cell/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>
              <text:p text:style-name="P301"/>
            </table:table-cell>
            <table:table-cell table:style-name="TableCell302" table:number-columns-spanned="3">
              <text:p text:style-name="P303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4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05T19:48:00Z</meta:creation-date>
    <dc:date>2024-07-05T19:48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19" meta:character-count="125" meta:row-count="1" meta:non-whitespace-character-count="107"/>
  </office:meta>
</office:document-meta>
</file>